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1AAAB603D687D4E8879.jpg" manifest:media-type="image/jpeg"/>
  <manifest:file-entry manifest:full-path="Pictures/10000000000001AE000001AAA670E42CA5EB70AD.jpg" manifest:media-type="image/jpeg"/>
  <manifest:file-entry manifest:full-path="Pictures/1000000000000427000002408700DD63210DE5A4.jpg" manifest:media-type="image/jpeg"/>
  <manifest:file-entry manifest:full-path="Pictures/10000000000004C600000254A8C03D40528195B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8c8" officeooo:paragraph-rsid="00177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091in" svg:y="0.0201in" svg:width="0.4783in" svg:height="0.4728in" draw:z-index="0"><draw:image xlink:href="Pictures/10000000000001AF000001AAAB603D687D4E8879.jpg" xlink:type="simple" xlink:show="embed" xlink:actuate="onLoad" loext:mime-type="image/jpeg"/></draw:frame><draw:frame draw:style-name="fr1" draw:name="Image2" text:anchor-type="paragraph" svg:x="0.0102in" svg:y="0.8862in" svg:width="0.478in" svg:height="0.4728in" draw:z-index="1"><draw:image xlink:href="Pictures/10000000000001AE000001AAA670E42CA5EB70AD.jpg" xlink:type="simple" xlink:show="embed" xlink:actuate="onLoad" loext:mime-type="image/jpeg"/></draw:frame><draw:frame draw:style-name="fr1" draw:name="Image4" text:anchor-type="paragraph" svg:x="0.9646in" svg:y="0.0201in" svg:width="0.4783in" svg:height="0.4728in" draw:z-index="2"><draw:image xlink:href="Pictures/10000000000001AF000001AAAB603D687D4E8879.jpg" xlink:type="simple" xlink:show="embed" xlink:actuate="onLoad" loext:mime-type="image/jpeg"/></draw:frame><draw:frame draw:style-name="fr1" draw:name="Image5" text:anchor-type="paragraph" svg:x="1.4425in" svg:y="0.0201in" svg:width="0.4783in" svg:height="0.4728in" draw:z-index="3"><draw:image xlink:href="Pictures/10000000000001AF000001AAAB603D687D4E8879.jpg" xlink:type="simple" xlink:show="embed" xlink:actuate="onLoad" loext:mime-type="image/jpeg"/></draw:frame><draw:frame draw:style-name="fr1" draw:name="Image6" text:anchor-type="paragraph" svg:x="1.9201in" svg:y="0.0201in" svg:width="0.4783in" svg:height="0.4728in" draw:z-index="4"><draw:image xlink:href="Pictures/10000000000001AF000001AAAB603D687D4E8879.jpg" xlink:type="simple" xlink:show="embed" xlink:actuate="onLoad" loext:mime-type="image/jpeg"/></draw:frame><draw:frame draw:style-name="fr1" draw:name="Image7" text:anchor-type="paragraph" svg:x="2.398in" svg:y="0.0201in" svg:width="0.4783in" svg:height="0.4728in" draw:z-index="5"><draw:image xlink:href="Pictures/10000000000001AF000001AAAB603D687D4E8879.jpg" xlink:type="simple" xlink:show="embed" xlink:actuate="onLoad" loext:mime-type="image/jpeg"/></draw:frame><draw:frame draw:style-name="fr1" draw:name="Image8" text:anchor-type="paragraph" svg:x="2.8756in" svg:y="0.0201in" svg:width="0.4783in" svg:height="0.4728in" draw:z-index="6"><draw:image xlink:href="Pictures/10000000000001AF000001AAAB603D687D4E8879.jpg" xlink:type="simple" xlink:show="embed" xlink:actuate="onLoad" loext:mime-type="image/jpeg"/></draw:frame><draw:frame draw:style-name="fr1" draw:name="Image9" text:anchor-type="paragraph" svg:x="3.3535in" svg:y="0.0201in" svg:width="0.4783in" svg:height="0.4728in" draw:z-index="7"><draw:image xlink:href="Pictures/10000000000001AF000001AAAB603D687D4E8879.jpg" xlink:type="simple" xlink:show="embed" xlink:actuate="onLoad" loext:mime-type="image/jpeg"/></draw:frame><draw:frame draw:style-name="fr1" draw:name="Image10" text:anchor-type="paragraph" svg:x="0.4874in" svg:y="0.8862in" svg:width="0.478in" svg:height="0.4728in" draw:z-index="8"><draw:image xlink:href="Pictures/10000000000001AE000001AAA670E42CA5EB70AD.jpg" xlink:type="simple" xlink:show="embed" xlink:actuate="onLoad" loext:mime-type="image/jpeg"/></draw:frame><draw:frame draw:style-name="fr1" draw:name="Image11" text:anchor-type="paragraph" svg:x="0.9634in" svg:y="0.8862in" svg:width="0.478in" svg:height="0.4728in" draw:z-index="9"><draw:image xlink:href="Pictures/10000000000001AE000001AAA670E42CA5EB70AD.jpg" xlink:type="simple" xlink:show="embed" xlink:actuate="onLoad" loext:mime-type="image/jpeg"/></draw:frame><draw:frame draw:style-name="fr1" draw:name="Image12" text:anchor-type="paragraph" svg:x="1.4402in" svg:y="0.8862in" svg:width="0.478in" svg:height="0.4728in" draw:z-index="10"><draw:image xlink:href="Pictures/10000000000001AE000001AAA670E42CA5EB70AD.jpg" xlink:type="simple" xlink:show="embed" xlink:actuate="onLoad" loext:mime-type="image/jpeg"/></draw:frame><draw:frame draw:style-name="fr1" draw:name="Image13" text:anchor-type="paragraph" svg:x="1.9173in" svg:y="0.8862in" svg:width="0.478in" svg:height="0.4728in" draw:z-index="11"><draw:image xlink:href="Pictures/10000000000001AE000001AAA670E42CA5EB70AD.jpg" xlink:type="simple" xlink:show="embed" xlink:actuate="onLoad" loext:mime-type="image/jpeg"/></draw:frame><draw:frame draw:style-name="fr1" draw:name="Image14" text:anchor-type="paragraph" svg:x="2.3945in" svg:y="0.8862in" svg:width="0.478in" svg:height="0.4728in" draw:z-index="12"><draw:image xlink:href="Pictures/10000000000001AE000001AAA670E42CA5EB70AD.jpg" xlink:type="simple" xlink:show="embed" xlink:actuate="onLoad" loext:mime-type="image/jpeg"/></draw:frame><draw:frame draw:style-name="fr1" draw:name="Image15" text:anchor-type="paragraph" svg:x="2.8717in" svg:y="0.8862in" svg:width="0.478in" svg:height="0.4728in" draw:z-index="13"><draw:image xlink:href="Pictures/10000000000001AE000001AAA670E42CA5EB70AD.jpg" xlink:type="simple" xlink:show="embed" xlink:actuate="onLoad" loext:mime-type="image/jpeg"/></draw:frame><draw:frame draw:style-name="fr1" draw:name="Image16" text:anchor-type="paragraph" svg:x="3.3484in" svg:y="0.8862in" svg:width="0.478in" svg:height="0.4728in" draw:z-index="14"><draw:image xlink:href="Pictures/10000000000001AE000001AAA670E42CA5EB70AD.jpg" xlink:type="simple" xlink:show="embed" xlink:actuate="onLoad" loext:mime-type="image/jpeg"/></draw:frame><draw:frame draw:style-name="fr1" draw:name="Image17" text:anchor-type="paragraph" svg:x="0.0091in" svg:y="1.989in" svg:width="0.4783in" svg:height="0.4728in" draw:z-index="15"><draw:image xlink:href="Pictures/10000000000001AF000001AAAB603D687D4E8879.jpg" xlink:type="simple" xlink:show="embed" xlink:actuate="onLoad" loext:mime-type="image/jpeg"/></draw:frame><draw:frame draw:style-name="fr1" draw:name="Image18" text:anchor-type="paragraph" svg:x="0.4866in" svg:y="0.0201in" svg:width="0.4783in" svg:height="0.4728in" draw:z-index="16"><draw:image xlink:href="Pictures/10000000000001AF000001AAAB603D687D4E8879.jpg" xlink:type="simple" xlink:show="embed" xlink:actuate="onLoad" loext:mime-type="image/jpeg"/></draw:frame><draw:frame draw:style-name="fr1" draw:name="Image19" text:anchor-type="paragraph" svg:x="0.9646in" svg:y="1.989in" svg:width="0.4783in" svg:height="0.4728in" draw:z-index="17"><draw:image xlink:href="Pictures/10000000000001AF000001AAAB603D687D4E8879.jpg" xlink:type="simple" xlink:show="embed" xlink:actuate="onLoad" loext:mime-type="image/jpeg"/></draw:frame><draw:frame draw:style-name="fr1" draw:name="Image21" text:anchor-type="paragraph" svg:x="1.9201in" svg:y="1.989in" svg:width="0.4783in" svg:height="0.4728in" draw:z-index="18"><draw:image xlink:href="Pictures/10000000000001AF000001AAAB603D687D4E8879.jpg" xlink:type="simple" xlink:show="embed" xlink:actuate="onLoad" loext:mime-type="image/jpeg"/></draw:frame><draw:frame draw:style-name="fr1" draw:name="Image22" text:anchor-type="paragraph" svg:x="2.398in" svg:y="1.989in" svg:width="0.4783in" svg:height="0.4728in" draw:z-index="19"><draw:image xlink:href="Pictures/10000000000001AF000001AAAB603D687D4E8879.jpg" xlink:type="simple" xlink:show="embed" xlink:actuate="onLoad" loext:mime-type="image/jpeg"/></draw:frame><draw:frame draw:style-name="fr1" draw:name="Image23" text:anchor-type="paragraph" svg:x="2.8756in" svg:y="1.989in" svg:width="0.4783in" svg:height="0.4728in" draw:z-index="20"><draw:image xlink:href="Pictures/10000000000001AF000001AAAB603D687D4E8879.jpg" xlink:type="simple" xlink:show="embed" xlink:actuate="onLoad" loext:mime-type="image/jpeg"/></draw:frame><draw:frame draw:style-name="fr1" draw:name="Image24" text:anchor-type="paragraph" svg:x="3.3535in" svg:y="1.989in" svg:width="0.4783in" svg:height="0.4728in" draw:z-index="21"><draw:image xlink:href="Pictures/10000000000001AF000001AAAB603D687D4E8879.jpg" xlink:type="simple" xlink:show="embed" xlink:actuate="onLoad" loext:mime-type="image/jpeg"/></draw:frame><draw:frame draw:style-name="fr1" draw:name="Image25" text:anchor-type="paragraph" svg:x="0.0102in" svg:y="2.8547in" svg:width="0.478in" svg:height="0.4728in" draw:z-index="22"><draw:image xlink:href="Pictures/10000000000001AE000001AAA670E42CA5EB70AD.jpg" xlink:type="simple" xlink:show="embed" xlink:actuate="onLoad" loext:mime-type="image/jpeg"/></draw:frame><draw:frame draw:style-name="fr1" draw:name="Image26" text:anchor-type="paragraph" svg:x="0.4874in" svg:y="2.8547in" svg:width="0.478in" svg:height="0.4728in" draw:z-index="23"><draw:image xlink:href="Pictures/10000000000001AE000001AAA670E42CA5EB70AD.jpg" xlink:type="simple" xlink:show="embed" xlink:actuate="onLoad" loext:mime-type="image/jpeg"/></draw:frame><draw:frame draw:style-name="fr1" draw:name="Image27" text:anchor-type="paragraph" svg:x="0.9634in" svg:y="2.8547in" svg:width="0.478in" svg:height="0.4728in" draw:z-index="24"><draw:image xlink:href="Pictures/10000000000001AE000001AAA670E42CA5EB70AD.jpg" xlink:type="simple" xlink:show="embed" xlink:actuate="onLoad" loext:mime-type="image/jpeg"/></draw:frame><draw:frame draw:style-name="fr1" draw:name="Image28" text:anchor-type="paragraph" svg:x="1.4402in" svg:y="2.8547in" svg:width="0.478in" svg:height="0.4728in" draw:z-index="25"><draw:image xlink:href="Pictures/10000000000001AE000001AAA670E42CA5EB70AD.jpg" xlink:type="simple" xlink:show="embed" xlink:actuate="onLoad" loext:mime-type="image/jpeg"/></draw:frame><draw:frame draw:style-name="fr1" draw:name="Image29" text:anchor-type="paragraph" svg:x="1.9173in" svg:y="2.8547in" svg:width="0.478in" svg:height="0.4728in" draw:z-index="26"><draw:image xlink:href="Pictures/10000000000001AE000001AAA670E42CA5EB70AD.jpg" xlink:type="simple" xlink:show="embed" xlink:actuate="onLoad" loext:mime-type="image/jpeg"/></draw:frame><draw:frame draw:style-name="fr1" draw:name="Image30" text:anchor-type="paragraph" svg:x="2.3945in" svg:y="2.8547in" svg:width="0.478in" svg:height="0.4728in" draw:z-index="27"><draw:image xlink:href="Pictures/10000000000001AE000001AAA670E42CA5EB70AD.jpg" xlink:type="simple" xlink:show="embed" xlink:actuate="onLoad" loext:mime-type="image/jpeg"/></draw:frame><draw:frame draw:style-name="fr1" draw:name="Image31" text:anchor-type="paragraph" svg:x="2.8717in" svg:y="2.8547in" svg:width="0.478in" svg:height="0.4728in" draw:z-index="28"><draw:image xlink:href="Pictures/10000000000001AE000001AAA670E42CA5EB70AD.jpg" xlink:type="simple" xlink:show="embed" xlink:actuate="onLoad" loext:mime-type="image/jpeg"/></draw:frame><draw:frame draw:style-name="fr1" draw:name="Image32" text:anchor-type="paragraph" svg:x="3.3484in" svg:y="2.8547in" svg:width="0.478in" svg:height="0.4728in" draw:z-index="29"><draw:image xlink:href="Pictures/10000000000001AE000001AAA670E42CA5EB70AD.jpg" xlink:type="simple" xlink:show="embed" xlink:actuate="onLoad" loext:mime-type="image/jpeg"/></draw:frame><draw:frame draw:style-name="fr1" draw:name="Image33" text:anchor-type="paragraph" svg:x="4.2252in" svg:y="0.0134in" svg:width="0.8862in" svg:height="0.4799in" draw:z-index="30"><draw:image xlink:href="Pictures/1000000000000427000002408700DD63210DE5A4.jpg" xlink:type="simple" xlink:show="embed" xlink:actuate="onLoad" loext:mime-type="image/jpeg"/></draw:frame><draw:frame draw:style-name="fr1" draw:name="Image34" text:anchor-type="paragraph" svg:x="5.4063in" svg:y="0.0134in" svg:width="0.8862in" svg:height="0.4799in" draw:z-index="31"><draw:image xlink:href="Pictures/1000000000000427000002408700DD63210DE5A4.jpg" xlink:type="simple" xlink:show="embed" xlink:actuate="onLoad" loext:mime-type="image/jpeg"/></draw:frame><draw:frame draw:style-name="fr1" draw:name="Image36" text:anchor-type="paragraph" svg:x="5.4008in" svg:y="0.8626in" svg:width="1.0189in" svg:height="0.4965in" draw:z-index="32"><draw:image xlink:href="Pictures/10000000000004C600000254A8C03D40528195B4.jpg" xlink:type="simple" xlink:show="embed" xlink:actuate="onLoad" loext:mime-type="image/jpeg"/></draw:frame><draw:frame draw:style-name="fr1" draw:name="Image37" text:anchor-type="paragraph" svg:x="4.2252in" svg:y="1.9819in" svg:width="0.8862in" svg:height="0.4799in" draw:z-index="33"><draw:image xlink:href="Pictures/1000000000000427000002408700DD63210DE5A4.jpg" xlink:type="simple" xlink:show="embed" xlink:actuate="onLoad" loext:mime-type="image/jpeg"/></draw:frame><draw:frame draw:style-name="fr1" draw:name="Image38" text:anchor-type="paragraph" svg:x="5.4063in" svg:y="1.9819in" svg:width="0.8862in" svg:height="0.4799in" draw:z-index="34"><draw:image xlink:href="Pictures/1000000000000427000002408700DD63210DE5A4.jpg" xlink:type="simple" xlink:show="embed" xlink:actuate="onLoad" loext:mime-type="image/jpeg"/></draw:frame><draw:frame draw:style-name="fr1" draw:name="Image35" text:anchor-type="paragraph" svg:x="4.2193in" svg:y="0.8626in" svg:width="1.0189in" svg:height="0.4965in" draw:z-index="35"><draw:image xlink:href="Pictures/10000000000004C600000254A8C03D40528195B4.jpg" xlink:type="simple" xlink:show="embed" xlink:actuate="onLoad" loext:mime-type="image/jpeg"/></draw:frame><draw:frame draw:style-name="fr1" draw:name="Image39" text:anchor-type="paragraph" svg:x="4.2193in" svg:y="2.8311in" svg:width="1.0189in" svg:height="0.4965in" draw:z-index="36"><draw:image xlink:href="Pictures/10000000000004C600000254A8C03D40528195B4.jpg" xlink:type="simple" xlink:show="embed" xlink:actuate="onLoad" loext:mime-type="image/jpeg"/></draw:frame><draw:frame draw:style-name="fr1" draw:name="Image40" text:anchor-type="paragraph" svg:x="5.4008in" svg:y="2.8311in" svg:width="1.0189in" svg:height="0.4965in" draw:z-index="37"><draw:image xlink:href="Pictures/10000000000004C600000254A8C03D40528195B4.jpg" xlink:type="simple" xlink:show="embed" xlink:actuate="onLoad" loext:mime-type="image/jpeg"/></draw:frame><draw:frame draw:style-name="fr1" draw:name="Image41" text:anchor-type="paragraph" svg:x="0.0091in" svg:y="3.9575in" svg:width="0.4783in" svg:height="0.4728in" draw:z-index="38"><draw:image xlink:href="Pictures/10000000000001AF000001AAAB603D687D4E8879.jpg" xlink:type="simple" xlink:show="embed" xlink:actuate="onLoad" loext:mime-type="image/jpeg"/></draw:frame><draw:frame draw:style-name="fr1" draw:name="Image42" text:anchor-type="paragraph" svg:x="0.4866in" svg:y="1.989in" svg:width="0.4783in" svg:height="0.4728in" draw:z-index="39"><draw:image xlink:href="Pictures/10000000000001AF000001AAAB603D687D4E8879.jpg" xlink:type="simple" xlink:show="embed" xlink:actuate="onLoad" loext:mime-type="image/jpeg"/></draw:frame><draw:frame draw:style-name="fr1" draw:name="Image43" text:anchor-type="paragraph" svg:x="0.9646in" svg:y="3.9575in" svg:width="0.4783in" svg:height="0.4728in" draw:z-index="40"><draw:image xlink:href="Pictures/10000000000001AF000001AAAB603D687D4E8879.jpg" xlink:type="simple" xlink:show="embed" xlink:actuate="onLoad" loext:mime-type="image/jpeg"/></draw:frame><draw:frame draw:style-name="fr1" draw:name="Image20" text:anchor-type="paragraph" svg:x="1.4425in" svg:y="1.989in" svg:width="0.4783in" svg:height="0.4728in" draw:z-index="41"><draw:image xlink:href="Pictures/10000000000001AF000001AAAB603D687D4E8879.jpg" xlink:type="simple" xlink:show="embed" xlink:actuate="onLoad" loext:mime-type="image/jpeg"/></draw:frame><draw:frame draw:style-name="fr1" draw:name="Image44" text:anchor-type="paragraph" svg:x="1.4425in" svg:y="3.9575in" svg:width="0.4783in" svg:height="0.4728in" draw:z-index="42"><draw:image xlink:href="Pictures/10000000000001AF000001AAAB603D687D4E8879.jpg" xlink:type="simple" xlink:show="embed" xlink:actuate="onLoad" loext:mime-type="image/jpeg"/></draw:frame><draw:frame draw:style-name="fr1" draw:name="Image45" text:anchor-type="paragraph" svg:x="1.9201in" svg:y="3.9575in" svg:width="0.4783in" svg:height="0.4728in" draw:z-index="43"><draw:image xlink:href="Pictures/10000000000001AF000001AAAB603D687D4E8879.jpg" xlink:type="simple" xlink:show="embed" xlink:actuate="onLoad" loext:mime-type="image/jpeg"/></draw:frame><draw:frame draw:style-name="fr1" draw:name="Image46" text:anchor-type="paragraph" svg:x="2.398in" svg:y="3.9575in" svg:width="0.4783in" svg:height="0.4728in" draw:z-index="44"><draw:image xlink:href="Pictures/10000000000001AF000001AAAB603D687D4E8879.jpg" xlink:type="simple" xlink:show="embed" xlink:actuate="onLoad" loext:mime-type="image/jpeg"/></draw:frame><draw:frame draw:style-name="fr1" draw:name="Image47" text:anchor-type="paragraph" svg:x="2.8756in" svg:y="3.9575in" svg:width="0.4783in" svg:height="0.4728in" draw:z-index="45"><draw:image xlink:href="Pictures/10000000000001AF000001AAAB603D687D4E8879.jpg" xlink:type="simple" xlink:show="embed" xlink:actuate="onLoad" loext:mime-type="image/jpeg"/></draw:frame><draw:frame draw:style-name="fr1" draw:name="Image48" text:anchor-type="paragraph" svg:x="3.3535in" svg:y="3.9575in" svg:width="0.4783in" svg:height="0.4728in" draw:z-index="46"><draw:image xlink:href="Pictures/10000000000001AF000001AAAB603D687D4E8879.jpg" xlink:type="simple" xlink:show="embed" xlink:actuate="onLoad" loext:mime-type="image/jpeg"/></draw:frame><draw:frame draw:style-name="fr1" draw:name="Image49" text:anchor-type="paragraph" svg:x="0.0102in" svg:y="4.8236in" svg:width="0.478in" svg:height="0.4728in" draw:z-index="47"><draw:image xlink:href="Pictures/10000000000001AE000001AAA670E42CA5EB70AD.jpg" xlink:type="simple" xlink:show="embed" xlink:actuate="onLoad" loext:mime-type="image/jpeg"/></draw:frame><draw:frame draw:style-name="fr1" draw:name="Image50" text:anchor-type="paragraph" svg:x="0.4874in" svg:y="4.8236in" svg:width="0.478in" svg:height="0.4728in" draw:z-index="48"><draw:image xlink:href="Pictures/10000000000001AE000001AAA670E42CA5EB70AD.jpg" xlink:type="simple" xlink:show="embed" xlink:actuate="onLoad" loext:mime-type="image/jpeg"/></draw:frame><draw:frame draw:style-name="fr1" draw:name="Image51" text:anchor-type="paragraph" svg:x="0.9634in" svg:y="4.8236in" svg:width="0.478in" svg:height="0.4728in" draw:z-index="49"><draw:image xlink:href="Pictures/10000000000001AE000001AAA670E42CA5EB70AD.jpg" xlink:type="simple" xlink:show="embed" xlink:actuate="onLoad" loext:mime-type="image/jpeg"/></draw:frame><draw:frame draw:style-name="fr1" draw:name="Image52" text:anchor-type="paragraph" svg:x="1.4402in" svg:y="4.8236in" svg:width="0.478in" svg:height="0.4728in" draw:z-index="50"><draw:image xlink:href="Pictures/10000000000001AE000001AAA670E42CA5EB70AD.jpg" xlink:type="simple" xlink:show="embed" xlink:actuate="onLoad" loext:mime-type="image/jpeg"/></draw:frame><draw:frame draw:style-name="fr1" draw:name="Image53" text:anchor-type="paragraph" svg:x="1.9173in" svg:y="4.8236in" svg:width="0.478in" svg:height="0.4728in" draw:z-index="51"><draw:image xlink:href="Pictures/10000000000001AE000001AAA670E42CA5EB70AD.jpg" xlink:type="simple" xlink:show="embed" xlink:actuate="onLoad" loext:mime-type="image/jpeg"/></draw:frame><draw:frame draw:style-name="fr1" draw:name="Image54" text:anchor-type="paragraph" svg:x="2.3945in" svg:y="4.8236in" svg:width="0.478in" svg:height="0.4728in" draw:z-index="52"><draw:image xlink:href="Pictures/10000000000001AE000001AAA670E42CA5EB70AD.jpg" xlink:type="simple" xlink:show="embed" xlink:actuate="onLoad" loext:mime-type="image/jpeg"/></draw:frame><draw:frame draw:style-name="fr1" draw:name="Image55" text:anchor-type="paragraph" svg:x="2.8717in" svg:y="4.8236in" svg:width="0.478in" svg:height="0.4728in" draw:z-index="53"><draw:image xlink:href="Pictures/10000000000001AE000001AAA670E42CA5EB70AD.jpg" xlink:type="simple" xlink:show="embed" xlink:actuate="onLoad" loext:mime-type="image/jpeg"/></draw:frame><draw:frame draw:style-name="fr1" draw:name="Image56" text:anchor-type="paragraph" svg:x="3.3484in" svg:y="4.8236in" svg:width="0.478in" svg:height="0.4728in" draw:z-index="54"><draw:image xlink:href="Pictures/10000000000001AE000001AAA670E42CA5EB70AD.jpg" xlink:type="simple" xlink:show="embed" xlink:actuate="onLoad" loext:mime-type="image/jpeg"/></draw:frame><draw:frame draw:style-name="fr1" draw:name="Image57" text:anchor-type="paragraph" svg:x="4.2193in" svg:y="4.8in" svg:width="1.0189in" svg:height="0.4965in" draw:z-index="55"><draw:image xlink:href="Pictures/10000000000004C600000254A8C03D40528195B4.jpg" xlink:type="simple" xlink:show="embed" xlink:actuate="onLoad" loext:mime-type="image/jpeg"/></draw:frame><draw:frame draw:style-name="fr1" draw:name="Image58" text:anchor-type="paragraph" svg:x="5.4008in" svg:y="4.8in" svg:width="1.0189in" svg:height="0.4965in" draw:z-index="56"><draw:image xlink:href="Pictures/10000000000004C600000254A8C03D40528195B4.jpg" xlink:type="simple" xlink:show="embed" xlink:actuate="onLoad" loext:mime-type="image/jpeg"/></draw:frame><draw:frame draw:style-name="fr1" draw:name="Image59" text:anchor-type="paragraph" svg:x="4.2252in" svg:y="3.9508in" svg:width="0.8862in" svg:height="0.4799in" draw:z-index="57"><draw:image xlink:href="Pictures/1000000000000427000002408700DD63210DE5A4.jpg" xlink:type="simple" xlink:show="embed" xlink:actuate="onLoad" loext:mime-type="image/jpeg"/></draw:frame><draw:frame draw:style-name="fr1" draw:name="Image61" text:anchor-type="paragraph" svg:x="0.0091in" svg:y="5.9264in" svg:width="0.4783in" svg:height="0.4728in" draw:z-index="58"><draw:image xlink:href="Pictures/10000000000001AF000001AAAB603D687D4E8879.jpg" xlink:type="simple" xlink:show="embed" xlink:actuate="onLoad" loext:mime-type="image/jpeg"/></draw:frame><draw:frame draw:style-name="fr1" draw:name="Image3" text:anchor-type="paragraph" svg:x="0.4866in" svg:y="3.9575in" svg:width="0.4783in" svg:height="0.4728in" draw:z-index="59"><draw:image xlink:href="Pictures/10000000000001AF000001AAAB603D687D4E8879.jpg" xlink:type="simple" xlink:show="embed" xlink:actuate="onLoad" loext:mime-type="image/jpeg"/></draw:frame><draw:frame draw:style-name="fr1" draw:name="Image62" text:anchor-type="paragraph" svg:x="0.4866in" svg:y="5.9264in" svg:width="0.4783in" svg:height="0.4728in" draw:z-index="60"><draw:image xlink:href="Pictures/10000000000001AF000001AAAB603D687D4E8879.jpg" xlink:type="simple" xlink:show="embed" xlink:actuate="onLoad" loext:mime-type="image/jpeg"/></draw:frame><draw:frame draw:style-name="fr1" draw:name="Image63" text:anchor-type="paragraph" svg:x="0.9646in" svg:y="5.9264in" svg:width="0.4783in" svg:height="0.4728in" draw:z-index="61"><draw:image xlink:href="Pictures/10000000000001AF000001AAAB603D687D4E8879.jpg" xlink:type="simple" xlink:show="embed" xlink:actuate="onLoad" loext:mime-type="image/jpeg"/></draw:frame><draw:frame draw:style-name="fr1" draw:name="Image64" text:anchor-type="paragraph" svg:x="1.4425in" svg:y="5.9264in" svg:width="0.4783in" svg:height="0.4728in" draw:z-index="62"><draw:image xlink:href="Pictures/10000000000001AF000001AAAB603D687D4E8879.jpg" xlink:type="simple" xlink:show="embed" xlink:actuate="onLoad" loext:mime-type="image/jpeg"/></draw:frame><draw:frame draw:style-name="fr1" draw:name="Image65" text:anchor-type="paragraph" svg:x="1.9201in" svg:y="5.9264in" svg:width="0.4783in" svg:height="0.4728in" draw:z-index="63"><draw:image xlink:href="Pictures/10000000000001AF000001AAAB603D687D4E8879.jpg" xlink:type="simple" xlink:show="embed" xlink:actuate="onLoad" loext:mime-type="image/jpeg"/></draw:frame><draw:frame draw:style-name="fr1" draw:name="Image66" text:anchor-type="paragraph" svg:x="2.398in" svg:y="5.9264in" svg:width="0.4783in" svg:height="0.4728in" draw:z-index="64"><draw:image xlink:href="Pictures/10000000000001AF000001AAAB603D687D4E8879.jpg" xlink:type="simple" xlink:show="embed" xlink:actuate="onLoad" loext:mime-type="image/jpeg"/></draw:frame><draw:frame draw:style-name="fr1" draw:name="Image67" text:anchor-type="paragraph" svg:x="2.8756in" svg:y="5.9264in" svg:width="0.4783in" svg:height="0.4728in" draw:z-index="65"><draw:image xlink:href="Pictures/10000000000001AF000001AAAB603D687D4E8879.jpg" xlink:type="simple" xlink:show="embed" xlink:actuate="onLoad" loext:mime-type="image/jpeg"/></draw:frame><draw:frame draw:style-name="fr1" draw:name="Image68" text:anchor-type="paragraph" svg:x="3.3535in" svg:y="5.9264in" svg:width="0.4783in" svg:height="0.4728in" draw:z-index="66"><draw:image xlink:href="Pictures/10000000000001AF000001AAAB603D687D4E8879.jpg" xlink:type="simple" xlink:show="embed" xlink:actuate="onLoad" loext:mime-type="image/jpeg"/></draw:frame><draw:frame draw:style-name="fr1" draw:name="Image69" text:anchor-type="paragraph" svg:x="0.0102in" svg:y="6.7925in" svg:width="0.478in" svg:height="0.4728in" draw:z-index="67"><draw:image xlink:href="Pictures/10000000000001AE000001AAA670E42CA5EB70AD.jpg" xlink:type="simple" xlink:show="embed" xlink:actuate="onLoad" loext:mime-type="image/jpeg"/></draw:frame><draw:frame draw:style-name="fr1" draw:name="Image70" text:anchor-type="paragraph" svg:x="0.4874in" svg:y="6.7925in" svg:width="0.478in" svg:height="0.4728in" draw:z-index="68"><draw:image xlink:href="Pictures/10000000000001AE000001AAA670E42CA5EB70AD.jpg" xlink:type="simple" xlink:show="embed" xlink:actuate="onLoad" loext:mime-type="image/jpeg"/></draw:frame><draw:frame draw:style-name="fr1" draw:name="Image71" text:anchor-type="paragraph" svg:x="0.9634in" svg:y="6.7925in" svg:width="0.478in" svg:height="0.4728in" draw:z-index="69"><draw:image xlink:href="Pictures/10000000000001AE000001AAA670E42CA5EB70AD.jpg" xlink:type="simple" xlink:show="embed" xlink:actuate="onLoad" loext:mime-type="image/jpeg"/></draw:frame><draw:frame draw:style-name="fr1" draw:name="Image72" text:anchor-type="paragraph" svg:x="1.4402in" svg:y="6.7925in" svg:width="0.478in" svg:height="0.4728in" draw:z-index="70"><draw:image xlink:href="Pictures/10000000000001AE000001AAA670E42CA5EB70AD.jpg" xlink:type="simple" xlink:show="embed" xlink:actuate="onLoad" loext:mime-type="image/jpeg"/></draw:frame><draw:frame draw:style-name="fr1" draw:name="Image73" text:anchor-type="paragraph" svg:x="1.9173in" svg:y="6.7925in" svg:width="0.478in" svg:height="0.4728in" draw:z-index="71"><draw:image xlink:href="Pictures/10000000000001AE000001AAA670E42CA5EB70AD.jpg" xlink:type="simple" xlink:show="embed" xlink:actuate="onLoad" loext:mime-type="image/jpeg"/></draw:frame><draw:frame draw:style-name="fr1" draw:name="Image74" text:anchor-type="paragraph" svg:x="2.3945in" svg:y="6.7925in" svg:width="0.478in" svg:height="0.4728in" draw:z-index="72"><draw:image xlink:href="Pictures/10000000000001AE000001AAA670E42CA5EB70AD.jpg" xlink:type="simple" xlink:show="embed" xlink:actuate="onLoad" loext:mime-type="image/jpeg"/></draw:frame><draw:frame draw:style-name="fr1" draw:name="Image75" text:anchor-type="paragraph" svg:x="2.8717in" svg:y="6.7925in" svg:width="0.478in" svg:height="0.4728in" draw:z-index="73"><draw:image xlink:href="Pictures/10000000000001AE000001AAA670E42CA5EB70AD.jpg" xlink:type="simple" xlink:show="embed" xlink:actuate="onLoad" loext:mime-type="image/jpeg"/></draw:frame><draw:frame draw:style-name="fr1" draw:name="Image76" text:anchor-type="paragraph" svg:x="3.3484in" svg:y="6.7925in" svg:width="0.478in" svg:height="0.4728in" draw:z-index="74"><draw:image xlink:href="Pictures/10000000000001AE000001AAA670E42CA5EB70AD.jpg" xlink:type="simple" xlink:show="embed" xlink:actuate="onLoad" loext:mime-type="image/jpeg"/></draw:frame><draw:frame draw:style-name="fr1" draw:name="Image77" text:anchor-type="paragraph" svg:x="4.2252in" svg:y="5.9193in" svg:width="0.8862in" svg:height="0.4799in" draw:z-index="75"><draw:image xlink:href="Pictures/1000000000000427000002408700DD63210DE5A4.jpg" xlink:type="simple" xlink:show="embed" xlink:actuate="onLoad" loext:mime-type="image/jpeg"/></draw:frame><draw:frame draw:style-name="fr1" draw:name="Image60" text:anchor-type="paragraph" svg:x="5.4063in" svg:y="3.9508in" svg:width="0.8862in" svg:height="0.4799in" draw:z-index="76"><draw:image xlink:href="Pictures/1000000000000427000002408700DD63210DE5A4.jpg" xlink:type="simple" xlink:show="embed" xlink:actuate="onLoad" loext:mime-type="image/jpeg"/></draw:frame><draw:frame draw:style-name="fr1" draw:name="Image78" text:anchor-type="paragraph" svg:x="5.4063in" svg:y="5.9193in" svg:width="0.8862in" svg:height="0.4799in" draw:z-index="77"><draw:image xlink:href="Pictures/1000000000000427000002408700DD63210DE5A4.jpg" xlink:type="simple" xlink:show="embed" xlink:actuate="onLoad" loext:mime-type="image/jpeg"/></draw:frame><draw:frame draw:style-name="fr1" draw:name="Image79" text:anchor-type="paragraph" svg:x="4.2193in" svg:y="6.7689in" svg:width="1.0189in" svg:height="0.4965in" draw:z-index="78"><draw:image xlink:href="Pictures/10000000000004C600000254A8C03D40528195B4.jpg" xlink:type="simple" xlink:show="embed" xlink:actuate="onLoad" loext:mime-type="image/jpeg"/></draw:frame><draw:frame draw:style-name="fr1" draw:name="Image80" text:anchor-type="paragraph" svg:x="5.4008in" svg:y="6.7689in" svg:width="1.0189in" svg:height="0.4965in" draw:z-index="79"><draw:image xlink:href="Pictures/10000000000004C600000254A8C03D40528195B4.jpg" xlink:type="simple" xlink:show="embed" xlink:actuate="onLoad" loext:mime-type="image/jpe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5T12:04:53.082000000</meta:creation-date>
    <dc:date>2020-07-15T12:16:03.989000000</dc:date>
    <meta:editing-duration>PT30S</meta:editing-duration>
    <meta:editing-cycles>1</meta:editing-cycles>
    <meta:document-statistic meta:table-count="0" meta:image-count="80" meta:object-count="0" meta:page-count="1" meta:paragraph-count="1" meta:word-count="0" meta:character-count="1" meta:non-whitespace-character-count="0"/>
    <meta:generator>LibreOffice/6.3.4.2$Windows_X86_64 LibreOffice_project/60da17e045e08f1793c57c00ba83cdfce946d0aa</meta:generator>
  </office:meta>
</office:document-meta>
</file>